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3.26pt"/>
    </style:style>
    <style:style style:name="ro1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b2b2b2" fo:padding="4pt"/>
    </style:style>
    <style:style style:name="ce2" style:family="table-cell" style:parent-style-name="Default">
      <style:table-cell-properties fo:background-color="#99ff66" fo:border="0.74pt solid #b2b2b2" fo:padding="4pt"/>
    </style:style>
    <style:style style:name="ce3" style:family="table-cell" style:parent-style-name="Default">
      <style:table-cell-properties fo:background-color="#ffff99" fo:border="0.74pt solid #b2b2b2" fo:padding="4pt"/>
    </style:style>
  </office:automatic-styles>
  <office:body>
    <office:spreadsheet>
      <table:calculation-settings table:automatic-find-labels="false"/>
      <table:table table:name="Contribution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Robin</text:p>
          </table:table-cell>
          <table:table-cell/>
          <table:table-cell office:value-type="string" calcext:value-type="string">
            <text:p>Legend:</text:p>
          </table:table-cell>
          <table:table-cell office:value-type="string" calcext:value-type="string">
            <text:p>Light work</text:p>
          </table:table-cell>
          <table:table-cell office:value-type="string" calcext:value-type="string">
            <text:p>Heavy work</text:p>
          </table:table-cell>
          <table:table-cell office:value-type="string" calcext:value-type="string">
            <text:p>No wor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.obj file reader</text:p>
          </table:table-cell>
          <table:table-cell table:style-name="ce2"/>
          <table:table-cell table:number-columns-repeated="3"/>
          <table:table-cell table:style-name="ce3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.stl file reader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d camera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material abstrac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object abstrac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object mesh implementa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object sphere implementa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raytracing phong illumina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raytracing phong interpola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raytracing renderer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raytracing renderer multithreading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raytracing renderer opacity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raytracing renderer refraction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d raytracing renderer specular reflec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raytracing texture mapping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renderer abstrac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wireframe renderer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unding volume hiearchy optimiza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ild system / environment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le dialog abstrac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le dialog gtk implementa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i (2d graphics / input) abstrac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i (2d graphics / input) sdl implementa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ua scripting support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oject repor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ject specificatio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bmission demo vide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i input abstraction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i input implementation</text:p>
          </table:table-cell>
          <table:table-cell table:style-name="ce2"/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ntributions.B4:Contributions.D3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23:25:57.727978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2:19:03.990969627</meta:creation-date>
    <dc:date>2017-05-31T23:27:38.345099944</dc:date>
    <meta:editing-duration>PT10M30S</meta:editing-duration>
    <meta:editing-cycles>7</meta:editing-cycles>
    <meta:generator>LibreOffice/5.2.7.2$Linux_X86_64 LibreOffice_project/20m0$Build-2</meta:generator>
    <meta:document-statistic meta:table-count="1" meta:cell-count="36" meta:object-count="0"/>
  </office:meta>
</office:document-meta>
</file>